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632cm" fo:min-width="4.912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67cm" fo:min-width="5.586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1cm" fo:min-width="5.23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0000" draw:marker-start-width="0.252cm" draw:marker-end="Стили_20_стрелок_20_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Стили_20_стрелок_20_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cm" svg:height="1.25cm" svg:x="7.687cm" svg:y="1.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8cm" svg:height="1.25cm" svg:x="6.687cm" svg:y="3.75cm">
          <text:p text:style-name="P1">Smo.input_thread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3" draw:id="id3" draw:layer="layout" svg:width="7.5cm" svg:height="1cm" svg:x="6.937cm" svg:y="5.75cm">
          <text:p text:style-name="P1">Smo.Provide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7.5cm" svg:height="1cm" svg:x="6.937cm" svg:y="7.5cm">
          <text:p text:style-name="P1">Smo.Output_info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cm" svg:height="1.25cm" svg:x="7.687cm" svg:y="9.25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10.687cm" svg:y1="2.75cm" svg:x2="10.687cm" svg:y2="3.75cm" draw:start-shape="id1" draw:start-glue-point="6" draw:end-shape="id2" draw:end-glue-point="0" svg:d="M10687 2750v1000" svg:viewBox="0 0 1 1001">
          <text:p/>
        </draw:connector>
        <draw:connector draw:style-name="gr5" draw:text-style-name="P2" draw:layer="layout" svg:x1="10.687cm" svg:y1="5cm" svg:x2="10.687cm" svg:y2="5.75cm" draw:start-shape="id2" draw:start-glue-point="2" draw:end-shape="id3" draw:end-glue-point="0" svg:d="M10687 5000v750" svg:viewBox="0 0 1 751">
          <text:p/>
        </draw:connector>
        <draw:connector draw:style-name="gr6" draw:text-style-name="P2" draw:layer="layout" svg:x1="10.687cm" svg:y1="6.75cm" svg:x2="10.687cm" svg:y2="7.5cm" draw:start-shape="id3" draw:start-glue-point="2" draw:end-shape="id4" draw:end-glue-point="0" svg:d="M10687 6750v750" svg:viewBox="0 0 1 751">
          <text:p/>
        </draw:connector>
        <draw:connector draw:style-name="gr7" draw:text-style-name="P2" draw:layer="layout" svg:x1="10.687cm" svg:y1="8.5cm" svg:x2="10.687cm" svg:y2="9.25cm" draw:start-shape="id4" draw:start-glue-point="2" draw:end-shape="id5" draw:end-glue-point="4" svg:d="M10687 8500v750" svg:viewBox="0 0 1 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23:57:54.646000000</meta:creation-date>
    <dc:date>2024-04-23T00:00:26.453000000</dc:date>
    <meta:editing-duration>PT2M26S</meta:editing-duration>
    <meta:editing-cycles>11</meta:editing-cycles>
    <meta:generator>LibreOffice/7.6.6.3$Windows_X86_64 LibreOffice_project/d97b2716a9a4a2ce1391dee1765565ea469b0ae7</meta:generator>
    <meta:document-statistic meta:object-count="9"/>
  </office:meta>
</office:document-meta>
</file>